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left" draw:textarea-vertical-align="middle" draw:auto-grow-height="false" draw:shadow="hidden"/>
    </style:style>
    <style:style style:name="gr6" style:family="graphic" style:parent-style-name="standard">
      <style:graphic-properties draw:fill="solid" draw:fill-color="#ff9966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left" draw:textarea-vertical-align="middle" draw:auto-grow-height="false"/>
    </style:style>
    <style:style style:name="gr9" style:family="graphic" style:parent-style-name="standard">
      <style:graphic-properties draw:fill="solid" draw:fill-color="#ff3333" draw:textarea-horizontal-align="left" draw:textarea-vertical-align="middle" draw:auto-grow-height="false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draw:transform="rotate (1.5707963267946) translate (2.2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8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5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0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3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0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9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7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1cm 11.16cm)">
          <text:p text:style-name="P1"><text:span text:style-name="T1">QS_DenyRequestLine, QS_DenyPath,</text:span></text:p>
          <text:p text:style-name="P1"><text:span text:style-name="T1">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1.16cm 11.16cm)">
          <text:p text:style-name="P1"><text:span text:style-name="T1">nod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3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6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1.27cm" svg:x="2.2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9.8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9.8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67cm" svg:height="1.27cm" svg:x="12.4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2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4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7cm 11.16cm)">
          <text:p text:style-name="P1"><text:span text:style-name="T1">mod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6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4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1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8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0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5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7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1.4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8.94cm 11.16cm)">
          <text:p text:style-name="P1"><text:span text:style-name="T1">QS_Client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2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2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6.5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8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9cm" svg:y1="2.905cm" svg:x2="39.1cm" svg:y2="2.905cm">
          <text:p text:style-name="P3"><text:span text:style-name="T2">request</text:span></text:p>
          <text:p text:style-name="P3"><text:span text:style-name="T2"/></text:p>
        </draw:line>
        <draw:custom-shape draw:style-name="gr5" draw:text-style-name="P3" draw:layer="layout" svg:width="36.83cm" svg:height="1.27cm" svg:x="2.27cm" svg:y="12.43cm">
          <text:p text:style-name="P4"><text:span text:style-name="T2">per client</text:span></text:p>
          <text:p text:style-name="P1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6.83cm" svg:height="1.27cm" svg:x="2.27cm" svg:y="14.335cm">
          <text:p text:style-name="P4"><text:span text:style-name="T2">per connection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6.83cm" svg:height="1.27cm" svg:x="2.27cm" svg:y="16.24cm">
          <text:p text:style-name="P4"><text:span text:style-name="T2">per virtual host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6.83cm" svg:height="1.27cm" svg:x="2.27cm" svg:y="18.145cm">
          <text:p text:style-name="P4"><text:span text:style-name="T2">process environment</text:span></text:p>
          <text:p text:style-name="P4"><text:span text:style-name="T2">variab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6.83cm" svg:height="1.27cm" svg:x="2.27cm" svg:y="20.05cm">
          <text:p text:style-name="P4"><text:span text:style-name="T2">VIP session</text:span></text:p>
          <text:p text:style-name="P4"><text:span text:style-name="T2">data (cookie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445cm" svg:y1="11.16cm" svg:x2="5.445cm" svg:y2="13.065cm">
          <text:p/>
        </draw:line>
        <draw:line draw:style-name="gr10" draw:text-style-name="P1" draw:layer="layout" svg:x1="6.742cm" svg:y1="11.176cm" svg:x2="6.742cm" svg:y2="13.081cm">
          <text:p/>
        </draw:line>
        <draw:line draw:style-name="gr10" draw:text-style-name="P1" draw:layer="layout" svg:x1="7.985cm" svg:y1="11.16cm" svg:x2="7.985cm" svg:y2="16.875cm">
          <text:p/>
        </draw:line>
        <draw:line draw:style-name="gr10" draw:text-style-name="P1" draw:layer="layout" svg:x1="9.255cm" svg:y1="11.16cm" svg:x2="9.255cm" svg:y2="14.97cm">
          <text:p/>
        </draw:line>
        <draw:line draw:style-name="gr10" draw:text-style-name="P1" draw:layer="layout" svg:x1="10.525cm" svg:y1="11.16cm" svg:x2="10.525cm" svg:y2="18.78cm">
          <text:p/>
        </draw:line>
        <draw:line draw:style-name="gr10" draw:text-style-name="P1" draw:layer="layout" svg:x1="11.795cm" svg:y1="11.16cm" svg:x2="11.795cm" svg:y2="18.78cm">
          <text:p/>
        </draw:line>
        <draw:line draw:style-name="gr10" draw:text-style-name="P1" draw:layer="layout" svg:x1="14.335cm" svg:y1="11.16cm" svg:x2="14.335cm" svg:y2="18.78cm">
          <text:p/>
        </draw:line>
        <draw:line draw:style-name="gr10" draw:text-style-name="P1" draw:layer="layout" svg:x1="16.835cm" svg:y1="11.16cm" svg:x2="16.835cm" svg:y2="18.78cm">
          <text:p/>
        </draw:line>
        <draw:line draw:style-name="gr10" draw:text-style-name="P1" draw:layer="layout" svg:x1="20.635cm" svg:y1="11.16cm" svg:x2="20.635cm" svg:y2="18.78cm">
          <text:p/>
        </draw:line>
        <draw:line draw:style-name="gr10" draw:text-style-name="P1" draw:layer="layout" svg:x1="21.935cm" svg:y1="11.16cm" svg:x2="21.935cm" svg:y2="18.78cm">
          <text:p/>
        </draw:line>
        <draw:line draw:style-name="gr10" draw:text-style-name="P1" draw:layer="layout" svg:x1="21.935cm" svg:y1="11.16cm" svg:x2="21.955cm" svg:y2="20.685cm">
          <text:p/>
        </draw:line>
        <draw:line draw:style-name="gr10" draw:text-style-name="P1" draw:layer="layout" svg:x1="23.235cm" svg:y1="11.16cm" svg:x2="23.235cm" svg:y2="18.78cm">
          <text:p/>
        </draw:line>
        <draw:line draw:style-name="gr10" draw:text-style-name="P1" draw:layer="layout" svg:x1="24.535cm" svg:y1="11.16cm" svg:x2="24.535cm" svg:y2="18.78cm">
          <text:p/>
        </draw:line>
        <draw:line draw:style-name="gr10" draw:text-style-name="P1" draw:layer="layout" svg:x1="25.735cm" svg:y1="11.16cm" svg:x2="25.735cm" svg:y2="18.78cm">
          <text:p/>
        </draw:line>
        <draw:line draw:style-name="gr10" draw:text-style-name="P1" draw:layer="layout" svg:x1="27.035cm" svg:y1="11.16cm" svg:x2="27.035cm" svg:y2="18.78cm">
          <text:p/>
        </draw:line>
        <draw:line draw:style-name="gr10" draw:text-style-name="P1" draw:layer="layout" svg:x1="28.305cm" svg:y1="11.16cm" svg:x2="28.305cm" svg:y2="18.78cm">
          <text:p/>
        </draw:line>
        <draw:line draw:style-name="gr10" draw:text-style-name="P1" draw:layer="layout" svg:x1="28.305cm" svg:y1="11.16cm" svg:x2="28.305cm" svg:y2="16.875cm">
          <text:p/>
        </draw:line>
        <draw:line draw:style-name="gr10" draw:text-style-name="P1" draw:layer="layout" svg:x1="29.645cm" svg:y1="11.16cm" svg:x2="29.645cm" svg:y2="18.78cm">
          <text:p/>
        </draw:line>
        <draw:line draw:style-name="gr10" draw:text-style-name="P1" draw:layer="layout" svg:x1="29.645cm" svg:y1="11.16cm" svg:x2="29.645cm" svg:y2="13.065cm">
          <text:p/>
        </draw:line>
        <draw:line draw:style-name="gr10" draw:text-style-name="P1" draw:layer="layout" svg:x1="30.845cm" svg:y1="11.16cm" svg:x2="30.845cm" svg:y2="18.78cm">
          <text:p/>
        </draw:line>
        <draw:line draw:style-name="gr10" draw:text-style-name="P1" draw:layer="layout" svg:x1="30.845cm" svg:y1="11.16cm" svg:x2="30.845cm" svg:y2="13.065cm">
          <text:p/>
        </draw:line>
        <draw:line draw:style-name="gr10" draw:text-style-name="P1" draw:layer="layout" svg:x1="32.145cm" svg:y1="11.16cm" svg:x2="32.145cm" svg:y2="18.78cm">
          <text:p/>
        </draw:line>
        <draw:line draw:style-name="gr10" draw:text-style-name="P1" draw:layer="layout" svg:x1="32.145cm" svg:y1="11.16cm" svg:x2="32.145cm" svg:y2="13.065cm">
          <text:p/>
        </draw:line>
        <draw:line draw:style-name="gr10" draw:text-style-name="P1" draw:layer="layout" svg:x1="33.305cm" svg:y1="11.161cm" svg:x2="33.305cm" svg:y2="16.876cm">
          <text:p/>
        </draw:line>
        <draw:line draw:style-name="gr10" draw:text-style-name="P1" draw:layer="layout" svg:x1="34.605cm" svg:y1="11.162cm" svg:x2="34.605cm" svg:y2="16.877cm">
          <text:p/>
        </draw:line>
        <draw:line draw:style-name="gr10" draw:text-style-name="P1" draw:layer="layout" svg:x1="35.86cm" svg:y1="11.16cm" svg:x2="35.86cm" svg:y2="16.875cm">
          <text:p/>
        </draw:line>
        <draw:line draw:style-name="gr10" draw:text-style-name="P1" draw:layer="layout" svg:x1="35.86cm" svg:y1="11.16cm" svg:x2="35.86cm" svg:y2="18.78cm">
          <text:p/>
        </draw:line>
        <draw:line draw:style-name="gr10" draw:text-style-name="P1" draw:layer="layout" svg:x1="37.165cm" svg:y1="11.16cm" svg:x2="37.165cm" svg:y2="18.78cm">
          <text:p/>
        </draw:line>
        <draw:line draw:style-name="gr10" draw:text-style-name="P1" draw:layer="layout" svg:x1="37.165cm" svg:y1="11.16cm" svg:x2="37.165cm" svg:y2="16.875cm">
          <text:p/>
        </draw:line>
        <draw:line draw:style-name="gr10" draw:text-style-name="P1" draw:layer="layout" svg:x1="38.465cm" svg:y1="11.16cm" svg:x2="38.465cm" svg:y2="18.78cm">
          <text:p/>
        </draw:line>
        <draw:custom-shape draw:style-name="gr1" draw:text-style-name="P2" draw:layer="layout" svg:width="6.35cm" svg:height="1.27cm" draw:transform="rotate (1.5707963267946) translate (9.25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27cm" svg:x="9.25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0.52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99cm" svg:y1="13.065cm" svg:x2="9.99cm" svg:y2="22.59cm">
          <text:p/>
        </draw:line>
        <draw:line draw:style-name="gr10" draw:text-style-name="P1" draw:layer="layout" svg:x1="11.09cm" svg:y1="13.066cm" svg:x2="11.09cm" svg:y2="22.591cm">
          <text:p/>
        </draw:line>
        <draw:custom-shape draw:style-name="gr3" draw:text-style-name="P3" draw:layer="layout" svg:width="6.35cm" svg:height="1.27cm" svg:x="13.065cm" svg:y="28.94cm">
          <text:p text:style-name="P1"><text:span text:style-name="T2">log trans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3.06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33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005cm" svg:y1="13.065cm" svg:x2="15.005cm" svg:y2="22.59cm">
          <text:p/>
        </draw:line>
        <draw:custom-shape draw:style-name="gr1" draw:text-style-name="P2" draw:layer="layout" svg:width="6.35cm" svg:height="1.27cm" draw:transform="rotate (1.5707963267946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6.87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005cm" svg:y1="18.78cm" svg:x2="15.005cm" svg:y2="22.59cm">
          <text:p/>
        </draw:line>
        <draw:line draw:style-name="gr10" draw:text-style-name="P1" draw:layer="layout" svg:x1="16.24cm" svg:y1="18.78cm" svg:x2="16.24cm" svg:y2="22.59cm">
          <text:p/>
        </draw:line>
        <draw:line draw:style-name="gr10" draw:text-style-name="P1" draw:layer="layout" svg:x1="17.505cm" svg:y1="18.78cm" svg:x2="17.505cm" svg:y2="22.59cm">
          <text:p/>
        </draw:line>
        <draw:custom-shape draw:style-name="gr1" draw:text-style-name="P2" draw:layer="layout" svg:width="6.35cm" svg:height="1.27cm" draw:transform="rotate (1.5707963267946) translate (18.14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8.78cm" svg:y1="13.065cm" svg:x2="18.78cm" svg:y2="22.59cm">
          <text:p/>
        </draw:line>
        <draw:custom-shape draw:style-name="gr3" draw:text-style-name="P3" draw:layer="layout" svg:width="8.89cm" svg:height="1.27cm" svg:x="19.415cm" svg:y="28.94cm">
          <text:p text:style-name="P1"><text:span text:style-name="T2">response 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41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05cm" svg:y1="18.78cm" svg:x2="20.05cm" svg:y2="22.59cm">
          <text:p/>
        </draw:line>
        <draw:custom-shape draw:style-name="gr1" draw:text-style-name="P2" draw:layer="layout" svg:width="6.35cm" svg:height="1.27cm" draw:transform="rotate (1.5707963267946) translate (20.685cm 28.94cm)">
          <text:p text:style-name="P2">QS_LockBytesPerSecLimit,<text:line-break/>QS_EventkBytesPerSecLimit</text:p>
          <text:p text:style-name="P2">(enforcemen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035cm 28.94cm)">
          <text:p text:style-name="P2">QS_SetEnvResHeader,</text:p>
          <text:p text:style-name="P2">QS_SetEnvResHeaderMat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765cm 28.94cm)">
          <text:p text:style-name="P2">QS_SrvMaxConnClo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495cm 28.94cm)">
          <text:p text:style-name="P2">QS_VipHeaderName, QS_Session*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225cm 28.94cm)">
          <text:p text:style-name="P2">QS_VipUs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955cm 28.94cm)">
          <text:p text:style-name="P2">QS_VipIPUser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3.065cm" svg:y1="30.845cm" svg:x2="39.1cm" svg:y2="30.845cm">
          <text:p text:style-name="P1"><text:span text:style-name="T2"/></text:p>
          <text:p text:style-name="P1"><text:span text:style-name="T2">response</text:span></text:p>
        </draw:line>
        <draw:line draw:style-name="gr10" draw:text-style-name="P1" draw:layer="layout" svg:x1="21.32cm" svg:y1="16.875cm" svg:x2="21.32cm" svg:y2="22.59cm">
          <text:p/>
        </draw:line>
        <draw:line draw:style-name="gr10" draw:text-style-name="P1" draw:layer="layout" svg:x1="21.32cm" svg:y1="18.78cm" svg:x2="21.32cm" svg:y2="22.59cm">
          <text:p/>
        </draw:line>
        <draw:line draw:style-name="gr10" draw:text-style-name="P1" draw:layer="layout" svg:x1="22.59cm" svg:y1="13.065cm" svg:x2="22.59cm" svg:y2="22.59cm">
          <text:p/>
        </draw:line>
        <draw:line draw:style-name="gr10" draw:text-style-name="P1" draw:layer="layout" svg:x1="23.86cm" svg:y1="13.065cm" svg:x2="23.86cm" svg:y2="22.59cm">
          <text:p/>
        </draw:line>
        <draw:line draw:style-name="gr10" draw:text-style-name="P1" draw:layer="layout" svg:x1="23.86cm" svg:y1="20.685cm" svg:x2="23.86cm" svg:y2="22.59cm">
          <text:p/>
        </draw:line>
        <draw:line draw:style-name="gr10" draw:text-style-name="P1" draw:layer="layout" svg:x1="25.16cm" svg:y1="13.066cm" svg:x2="25.16cm" svg:y2="22.591cm">
          <text:p/>
        </draw:line>
        <draw:line draw:style-name="gr10" draw:text-style-name="P1" draw:layer="layout" svg:x1="25.16cm" svg:y1="20.686cm" svg:x2="25.16cm" svg:y2="22.591cm">
          <text:p/>
        </draw:line>
        <draw:line draw:style-name="gr10" draw:text-style-name="P1" draw:layer="layout" svg:x1="26.4cm" svg:y1="16.875cm" svg:x2="26.4cm" svg:y2="22.59cm">
          <text:p/>
        </draw:line>
        <draw:line draw:style-name="gr10" draw:text-style-name="P1" draw:layer="layout" svg:x1="27.67cm" svg:y1="18.78cm" svg:x2="27.67cm" svg:y2="22.59cm">
          <text:p/>
        </draw:line>
        <draw:frame draw:style-name="gr12" draw:text-style-name="P6" draw:layer="layout" svg:width="5.959cm" svg:height="0.615cm" svg:x="2.27cm" svg:y="31.48cm">
          <draw:text-box>
            <text:p><text:span text:style-name="T3">mod_qos, sequence of directive process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scal Buchbinder</meta:initial-creator>
    <meta:creation-date>2010-01-11T20:11:11</meta:creation-date>
    <dc:date>2010-01-12T17:38:17</dc:date>
    <dc:creator>Pascal Buchbinder</dc:creator>
    <meta:editing-duration>PT20H44M35S</meta:editing-duration>
    <meta:editing-cycles>18</meta:editing-cycles>
    <meta:generator>OpenOffice.org/3.1$Linux OpenOffice.org_project/310m19$Build-9420</meta:generator>
    <meta:document-statistic meta:object-count="104"/>
  </office:meta>
</office:document-meta>
</file>